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KittyPathSchedule" style:family="table">
      <style:table-properties style:width="6.9361in" fo:margin-left="0in" table:align="left"/>
    </style:style>
    <style:style style:name="KittyPathSchedule.A" style:family="table-column">
      <style:table-column-properties style:column-width="0.816in"/>
    </style:style>
    <style:style style:name="KittyPathSchedule.B" style:family="table-column">
      <style:table-column-properties style:column-width="0.3736in"/>
    </style:style>
    <style:style style:name="KittyPathSchedule.C" style:family="table-column">
      <style:table-column-properties style:column-width="2.8125in"/>
    </style:style>
    <style:style style:name="KittyPathSchedule.D" style:family="table-column">
      <style:table-column-properties style:column-width="2.934in"/>
    </style:style>
    <style:style style:name="KittyPath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KittyPathSchedule.D1" style:family="table-cell">
      <style:table-cell-properties fo:padding="0.0382in" fo:border="0.05pt solid #000000"/>
    </style:style>
    <style:style style:name="KittyPathSchedule.A2" style:family="table-cell">
      <style:table-cell-properties fo:padding="0.0382in" fo:border-left="0.05pt solid #000000" fo:border-right="none" fo:border-top="none" fo:border-bottom="0.05pt solid #000000"/>
    </style:style>
    <style:style style:name="KittyPathSchedu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1e6" officeooo:paragraph-rsid="000511e6"/>
    </style:style>
    <style:style style:name="P2" style:family="paragraph" style:parent-style-name="Standard">
      <style:text-properties officeooo:paragraph-rsid="0009fbdd"/>
    </style:style>
    <style:style style:name="P3" style:family="paragraph" style:parent-style-name="Table_20_Contents">
      <style:text-properties officeooo:rsid="000511e6" officeooo:paragraph-rsid="000511e6"/>
    </style:style>
    <style:style style:name="P4" style:family="paragraph" style:parent-style-name="Table_20_Contents">
      <style:text-properties officeooo:rsid="00057850" officeooo:paragraph-rsid="00057850"/>
    </style:style>
    <style:style style:name="P5" style:family="paragraph" style:parent-style-name="Table_20_Contents">
      <style:text-properties officeooo:rsid="00068374" officeooo:paragraph-rsid="00068374"/>
    </style:style>
    <style:style style:name="P6" style:family="paragraph" style:parent-style-name="Table_20_Contents">
      <style:text-properties officeooo:rsid="0006a099" officeooo:paragraph-rsid="0006a099"/>
    </style:style>
    <style:style style:name="P7" style:family="paragraph" style:parent-style-name="Table_20_Contents">
      <style:text-properties officeooo:rsid="0009fbdd" officeooo:paragraph-rsid="0009fbdd"/>
    </style:style>
    <style:style style:name="P8" style:family="paragraph" style:parent-style-name="Table_20_Contents">
      <style:text-properties officeooo:rsid="000aed89" officeooo:paragraph-rsid="000aed89"/>
    </style:style>
    <style:style style:name="P9" style:family="paragraph" style:parent-style-name="Table_20_Contents">
      <style:text-properties officeooo:rsid="000511e6" officeooo:paragraph-rsid="000c96ed"/>
    </style:style>
    <style:style style:name="P10" style:family="paragraph" style:parent-style-name="Table_20_Contents">
      <style:text-properties officeooo:rsid="00057850" officeooo:paragraph-rsid="000c96ed"/>
    </style:style>
    <style:style style:name="P11" style:family="paragraph" style:parent-style-name="Table_20_Contents">
      <style:text-properties officeooo:paragraph-rsid="000c96ed"/>
    </style:style>
    <style:style style:name="P12" style:family="paragraph" style:parent-style-name="Table_20_Contents">
      <style:text-properties officeooo:rsid="000c96ed" officeooo:paragraph-rsid="000c96ed"/>
    </style:style>
    <style:style style:name="T1" style:family="text">
      <style:text-properties officeooo:rsid="000511e6"/>
    </style:style>
    <style:style style:name="T2" style:family="text">
      <style:text-properties officeooo:rsid="00057850"/>
    </style:style>
    <style:style style:name="T3" style:family="text">
      <style:text-properties officeooo:rsid="00068374"/>
    </style:style>
    <style:style style:name="T4" style:family="text">
      <style:text-properties officeooo:rsid="0006a099"/>
    </style:style>
    <style:style style:name="T5" style:family="text">
      <style:text-properties officeooo:rsid="000aed89"/>
    </style:style>
    <style:style style:name="T6" style:family="text">
      <style:text-properties officeooo:rsid="000c96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tty Path Assistant Schedule</text:p>
      <text:p text:style-name="P1"/>
      <table:table table:name="KittyPathSchedule" table:style-name="KittyPathSchedule">
        <table:table-column table:style-name="KittyPathSchedule.A"/>
        <table:table-column table:style-name="KittyPathSchedule.B"/>
        <table:table-column table:style-name="KittyPathSchedule.C"/>
        <table:table-column table:style-name="KittyPathSchedule.D"/>
        <table:table-row>
          <table:table-cell table:style-name="KittyPathSchedule.A1" office:value-type="string">
            <text:p text:style-name="Table_20_Contents"/>
          </table:table-cell>
          <table:table-cell table:style-name="KittyPathSchedule.A1" office:value-type="string">
            <text:p text:style-name="Table_20_Contents"/>
          </table:table-cell>
          <table:table-cell table:style-name="KittyPathSchedule.A1" office:value-type="string">
            <text:p text:style-name="P3">Development Plan</text:p>
          </table:table-cell>
          <table:table-cell table:style-name="KittyPathSchedule.D1" office:value-type="string">
            <text:p text:style-name="P3">Test and Demonstration Plan</text:p>
          </table:table-cell>
        </table:table-row>
        <table:table-row>
          <table:table-cell table:style-name="KittyPathSchedule.A2" office:value-type="string">
            <text:p text:style-name="P3">February</text:p>
          </table:table-cell>
          <table:table-cell table:style-name="KittyPathSchedule.A2" office:value-type="string">
            <text:p text:style-name="P3">5</text:p>
          </table:table-cell>
          <table:table-cell table:style-name="KittyPathSchedule.A2" office:value-type="string">
            <text:p text:style-name="P3">Original Prototype</text:p>
          </table:table-cell>
          <table:table-cell table:style-name="KittyPathSchedule.D2" office:value-type="string">
            <text:p text:style-name="P3">- User can open extension</text:p>
            <text:p text:style-name="P3">- User can interact with various buttons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9</text:p>
          </table:table-cell>
          <table:table-cell table:style-name="KittyPathSchedule.A2" office:value-type="string">
            <text:p text:style-name="P3">Original Prototype Cont</text:p>
          </table:table-cell>
          <table:table-cell table:style-name="KittyPathSchedule.D2" office:value-type="string">
            <text:p text:style-name="Table_20_Contents">- <text:span text:style-name="T1">Menus drop down upon interaction</text:span></text:p>
          </table:table-cell>
        </table:table-row>
        <table:table-row>
          <table:table-cell table:style-name="KittyPathSchedule.A2" office:value-type="string">
            <text:p text:style-name="P6">Friday</text:p>
          </table:table-cell>
          <table:table-cell table:style-name="KittyPathSchedule.A2" office:value-type="string">
            <text:p text:style-name="P7">12</text:p>
          </table:table-cell>
          <table:table-cell table:style-name="KittyPathSchedule.A2" office:value-type="string">
            <text:p text:style-name="P4">Parse classes/Recommended Classes</text:p>
            <text:p text:style-name="P4">- <text:span text:style-name="T4">Scraping should be done</text:span></text:p>
          </table:table-cell>
          <table:table-cell table:style-name="KittyPathSchedule.D2" office:value-type="string">
            <text:p text:style-name="Table_20_Contents">- <text:span text:style-name="T2">The user should be able to see a primitive recommended class list for them to pick from for us in the schedule builder</text:span></text:p>
          </table:table-cell>
        </table:table-row>
        <table:table-row>
          <table:table-cell table:style-name="KittyPathSchedule.A2" office:value-type="string">
            <text:p text:style-name="P8">Monday</text:p>
          </table:table-cell>
          <table:table-cell table:style-name="KittyPathSchedule.A2" office:value-type="string">
            <text:p text:style-name="P3">1<text:span text:style-name="T5">9</text:span></text:p>
          </table:table-cell>
          <table:table-cell table:style-name="KittyPathSchedule.A2" office:value-type="string">
            <text:p text:style-name="P3">Make JSON Objects</text:p>
            <text:p text:style-name="P3">- <text:span text:style-name="T3">We’ll have multiple JSON objects which we’ll be using to store information such as, the Parsed Audit, the class list that we’ll be using for recommendations, etc.</text:span></text:p>
          </table:table-cell>
          <table:table-cell table:style-name="KittyPathSchedule.D2" office:value-type="string">
            <text:p text:style-name="Table_20_Contents">- <text:span text:style-name="T3">Will be able to show the creation of these JSON objects</text:span></text:p>
          </table:table-cell>
        </table:table-row>
        <table:table-row>
          <table:table-cell table:style-name="KittyPathSchedule.A2" office:value-type="string">
            <text:p text:style-name="P5">Friday</text:p>
          </table:table-cell>
          <table:table-cell table:style-name="KittyPathSchedule.A2" office:value-type="string">
            <text:p text:style-name="P3">23</text:p>
          </table:table-cell>
          <table:table-cell table:style-name="KittyPathSchedule.A2" office:value-type="string">
            <text:p text:style-name="P10">Parse classes/Recommended Classes</text:p>
            <text:p text:style-name="P10">- <text:span text:style-name="T4">Scraping should be done</text:span></text:p>
          </table:table-cell>
          <table:table-cell table:style-name="KittyPathSchedule.D2" office:value-type="string">
            <text:p text:style-name="Table_20_Contents">-<text:span text:style-name="T6">Will be able to the python file that grabs all classes from the class Bulletin </text:span></text:p>
          </table:table-cell>
        </table:table-row>
        <table:table-row>
          <table:table-cell table:style-name="KittyPathSchedule.A2" office:value-type="string">
            <text:p text:style-name="P6">Friday</text:p>
          </table:table-cell>
          <table:table-cell table:style-name="KittyPathSchedule.A2" office:value-type="string">
            <text:p text:style-name="P12">9</text:p>
          </table:table-cell>
          <table:table-cell table:style-name="KittyPathSchedule.A2" office:value-type="string">
            <text:p text:style-name="P9">Parse Academic Plan</text:p>
            <text:p text:style-name="P9">- <text:span text:style-name="T3">Make JSON objects containing information from a given Academic plan</text:span></text:p>
          </table:table-cell>
          <table:table-cell table:style-name="KittyPathSchedule.D2" office:value-type="string">
            <text:p text:style-name="P11">- <text:span text:style-name="T6">Will be able to grab all information from a Recommended Plan</text:span></text:p>
          </table:table-cell>
        </table:table-row>
        <table:table-row>
          <table:table-cell table:style-name="KittyPathSchedule.A2" office:value-type="string">
            <text:p text:style-name="P6">Friday</text:p>
          </table:table-cell>
          <table:table-cell table:style-name="KittyPathSchedule.A2" office:value-type="string">
            <text:p text:style-name="P4">16</text:p>
          </table:table-cell>
          <table:table-cell table:style-name="KittyPathSchedule.A2" office:value-type="string">
            <text:p text:style-name="P4">Recommended classes to schedule builder</text:p>
          </table:table-cell>
          <table:table-cell table:style-name="KittyPathSchedule.D2" office:value-type="string">
            <text:p text:style-name="Table_20_Contents">- <text:span text:style-name="T2">The user should see a finalized recommended class list</text:span></text:p>
            <text:p text:style-name="Table_20_Contents">- <text:span text:style-name="T2">The system should now be able to put the classes into the schedule builder in lionpath</text:span></text:p>
          </table:table-cell>
        </table:table-row>
        <table:table-row>
          <table:table-cell table:style-name="KittyPathSchedule.A2" office:value-type="string">
            <text:p text:style-name="P6">Friday</text:p>
          </table:table-cell>
          <table:table-cell table:style-name="KittyPathSchedule.A2" office:value-type="string">
            <text:p text:style-name="P4">19</text:p>
          </table:table-cell>
          <table:table-cell table:style-name="KittyPathSchedule.A2" office:value-type="string">
            <text:p text:style-name="P4">Course that Satisfy ‘X’</text:p>
          </table:table-cell>
          <table:table-cell table:style-name="KittyPathSchedule.D2" office:value-type="string">
            <text:p text:style-name="Table_20_Contents">- <text:span text:style-name="T2">The user should start to see primitive functionality for searching for classes that search a given requirement</text:span></text:p>
          </table:table-cell>
        </table:table-row>
        <table:table-row>
          <table:table-cell table:style-name="KittyPathSchedule.A2" office:value-type="string">
            <text:p text:style-name="P6">Friday</text:p>
          </table:table-cell>
          <table:table-cell table:style-name="KittyPathSchedule.A2" office:value-type="string">
            <text:p text:style-name="P4">23</text:p>
          </table:table-cell>
          <table:table-cell table:style-name="KittyPathSchedule.A2" office:value-type="string">
            <text:p text:style-name="P4">Course that Satisfy ‘X’ Complete</text:p>
          </table:table-cell>
          <table:table-cell table:style-name="KittyPathSchedule.D2" office:value-type="string">
            <text:p text:style-name="Table_20_Contents">- <text:span text:style-name="T2">The user should now be able to search for any class that satisfy a given requirement</text:span></text:p>
          </table:table-cell>
        </table:table-row>
        <table:table-row>
          <table:table-cell table:style-name="KittyPathSchedule.A2" office:value-type="string">
            <text:p text:style-name="P6">Monday</text:p>
          </table:table-cell>
          <table:table-cell table:style-name="KittyPathSchedule.A2" office:value-type="string">
            <text:p text:style-name="P4">26</text:p>
          </table:table-cell>
          <table:table-cell table:style-name="KittyPathSchedule.A2" office:value-type="string">
            <text:p text:style-name="P4">Unit Testing</text:p>
          </table:table-cell>
          <table:table-cell table:style-name="KittyPathSchedule.D2" office:value-type="string">
            <text:p text:style-name="Table_20_Contents">- <text:span text:style-name="T2">Begin our unit testing phase with a Dummy student account from Dr. Null</text:span></text:p>
          </table:table-cell>
        </table:table-row>
        <table:table-row>
          <table:table-cell table:style-name="KittyPathSchedule.A2" office:value-type="string">
            <text:p text:style-name="P4">May </text:p>
          </table:table-cell>
          <table:table-cell table:style-name="KittyPathSchedule.A2" office:value-type="string">
            <text:p text:style-name="P4">2 </text:p>
          </table:table-cell>
          <table:table-cell table:style-name="KittyPathSchedule.A2" office:value-type="string">
            <text:p text:style-name="P4">Unit Testing Complete</text:p>
          </table:table-cell>
          <table:table-cell table:style-name="KittyPathSchedule.D2" office:value-type="string">
            <text:p text:style-name="Table_20_Contents">- <text:span text:style-name="T2">Final product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59:12.677861542</meta:creation-date>
    <dc:date>2018-02-25T21:20:03.520027169</dc:date>
    <meta:editing-duration>PT4H53M4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53" meta:word-count="277" meta:character-count="1558" meta:non-whitespace-character-count="1331"/>
  </office:meta>
</office:document-meta>
</file>